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swiss" style:font-pitch="variable"/>
    <style:font-face style:name="apple-system" svg:font-family="apple-system, BlinkMacSystemFont, 'Segoe UI', 'Noto Sans', Helvetica, Arial, sans-serif, 'Apple Color Emoji', 'Segoe UI Emoji'"/>
    <style:font-face style:name="monospace" svg:font-family="monospace, Consolas, 'Courier New', monospace"/>
  </office:font-face-decls>
  <office:automatic-styles>
    <style:style style:name="Таблица1" style:family="table">
      <style:table-properties style:width="17.082cm" fo:margin-left="0.192cm" fo:margin-top="0cm" fo:margin-bottom="0cm" table:align="left" style:writing-mode="page"/>
    </style:style>
    <style:style style:name="Таблица1.A" style:family="table-column">
      <style:table-column-properties style:column-width="5.747cm"/>
    </style:style>
    <style:style style:name="Таблица1.B" style:family="table-column">
      <style:table-column-properties style:column-width="0.504cm"/>
    </style:style>
    <style:style style:name="Таблица1.C" style:family="table-column">
      <style:table-column-properties style:column-width="4.997cm"/>
    </style:style>
    <style:style style:name="Таблица1.D" style:family="table-column">
      <style:table-column-properties style:column-width="0.489cm"/>
    </style:style>
    <style:style style:name="Таблица1.E" style:family="table-column">
      <style:table-column-properties style:column-width="5.34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7.002cm" fo:margin-left="0.192cm" fo:margin-top="0cm" fo:margin-bottom="0cm" table:align="left" style:writing-mode="page"/>
    </style:style>
    <style:style style:name="Таблица2.A" style:family="table-column">
      <style:table-column-properties style:column-width="17.00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.002cm" fo:margin-left="0.192cm" fo:margin-top="0cm" fo:margin-bottom="0cm" table:align="left" style:writing-mode="page"/>
    </style:style>
    <style:style style:name="Таблица3.A" style:family="table-column">
      <style:table-column-properties style:column-width="3.821cm"/>
    </style:style>
    <style:style style:name="Таблица3.B" style:family="table-column">
      <style:table-column-properties style:column-width="3.055cm"/>
    </style:style>
    <style:style style:name="Таблица3.C" style:family="table-column">
      <style:table-column-properties style:column-width="0.42cm"/>
    </style:style>
    <style:style style:name="Таблица3.D" style:family="table-column">
      <style:table-column-properties style:column-width="4.655cm"/>
    </style:style>
    <style:style style:name="Таблица3.E" style:family="table-column">
      <style:table-column-properties style:column-width="0.416cm"/>
    </style:style>
    <style:style style:name="Таблица3.F" style:family="table-column">
      <style:table-column-properties style:column-width="4.636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bottom"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C1" style:family="table-cell">
      <style:table-cell-properties style:vertical-align="middle" fo:padding-left="0.191cm" fo:padding-right="0.191cm" fo:padding-top="0cm" fo:padding-bottom="0cm" fo:border="none"/>
    </style:style>
    <style:style style:name="Таблица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7cm" style:rel-column-width="65535*"/>
    </style:style>
    <style:style style:name="Таблица4.1" style:family="table-row">
      <style:table-row-properties style:min-row-height="14.711cm"/>
    </style:style>
    <style:style style:name="Таблица4.A1" style:family="table-cell">
      <style:table-cell-properties fo:padding="0.097cm" fo:border="0.5pt solid #000000"/>
    </style:style>
    <style:style style:name="P1" style:family="paragraph" style:parent-style-name="Standard">
      <style:paragraph-properties fo:margin-left="0.635cm" fo:margin-top="0cm" fo:margin-bottom="0cm" style:contextual-spacing="false" fo:text-align="center" style:justify-single-word="false" fo:orphans="0" fo:widows="0"/>
      <style:text-properties officeooo:paragraph-rsid="000a6af2"/>
    </style:style>
    <style:style style:name="P2" style:family="paragraph" style:parent-style-name="Standard">
      <style:paragraph-properties fo:margin-left="0.635cm" fo:margin-top="0.847cm" fo:margin-bottom="0cm" style:contextual-spacing="false" fo:text-align="center" style:justify-single-word="false" fo:orphans="0" fo:widows="0"/>
      <style:text-properties officeooo:paragraph-rsid="000a6af2"/>
    </style:style>
    <style:style style:name="P3" style:family="paragraph" style:parent-style-name="Standard">
      <style:paragraph-properties fo:margin-left="0.635cm" fo:margin-top="2.117cm" fo:margin-bottom="0cm" style:contextual-spacing="false" fo:orphans="0" fo:widows="0"/>
      <style:text-properties officeooo:paragraph-rsid="000a6af2"/>
    </style:style>
    <style:style style:name="P4" style:family="paragraph" style:parent-style-name="Standard">
      <style:paragraph-properties fo:margin-left="0.635cm" fo:margin-top="0.212cm" fo:margin-bottom="0cm" style:contextual-spacing="false" fo:line-height="150%" fo:orphans="0" fo:widows="0"/>
      <style:text-properties officeooo:paragraph-rsid="000a6af2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Open Sans" fo:font-size="10pt" officeooo:paragraph-rsid="000a6af2" style:font-size-asian="10pt"/>
    </style:style>
    <style:style style:name="P6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officeooo:paragraph-rsid="000a6af2"/>
    </style:style>
    <style:style style:name="P7" style:family="paragraph" style:parent-style-name="Standard">
      <style:text-properties officeooo:paragraph-rsid="000a6af2"/>
    </style:style>
    <style:style style:name="P8" style:family="paragraph" style:parent-style-name="Standard">
      <style:paragraph-properties fo:margin-top="0cm" fo:margin-bottom="0cm" style:contextual-spacing="false" fo:line-height="0.318cm" fo:text-align="center" style:justify-single-word="false" fo:orphans="0" fo:widows="0"/>
      <style:text-properties officeooo:paragraph-rsid="000a6af2"/>
    </style:style>
    <style:style style:name="P9" style:family="paragraph" style:parent-style-name="Standard">
      <style:paragraph-properties fo:margin-top="0cm" fo:margin-bottom="0cm" style:contextual-spacing="false" fo:line-height="0.318cm" fo:orphans="0" fo:widows="0"/>
      <style:text-properties officeooo:paragraph-rsid="000a6af2"/>
    </style:style>
    <style:style style:name="P10" style:family="paragraph" style:parent-style-name="Text_20_body">
      <style:paragraph-properties fo:margin-left="0.635cm" fo:margin-top="0cm" fo:margin-bottom="0cm" style:contextual-spacing="false"/>
      <style:text-properties officeooo:paragraph-rsid="000a6af2"/>
    </style:style>
    <style:style style:name="P11" style:family="paragraph" style:parent-style-name="Text_20_body">
      <style:paragraph-properties fo:margin-top="1.693cm" fo:margin-bottom="0cm" style:contextual-spacing="false" fo:line-height="115%"/>
      <style:text-properties officeooo:paragraph-rsid="000a6af2"/>
    </style:style>
    <style:style style:name="P12" style:family="paragraph" style:parent-style-name="Heading_20_1">
      <style:paragraph-properties fo:text-align="center" style:justify-single-word="false"/>
      <style:text-properties fo:font-size="12pt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officeooo:paragraph-rsid="000a6af2"/>
    </style:style>
    <style:style style:name="P15" style:family="paragraph" style:parent-style-name="Heading_20_3">
      <style:paragraph-properties fo:margin-top="0.212cm" fo:margin-bottom="0cm" style:contextual-spacing="false" fo:line-height="115%"/>
      <style:text-properties officeooo:paragraph-rsid="000a6af2"/>
    </style:style>
    <style:style style:name="P16" style:family="paragraph" style:parent-style-name="Heading_20_3">
      <style:paragraph-properties fo:margin-top="0.423cm" fo:margin-bottom="0cm" style:contextual-spacing="false"/>
      <style:text-properties fo:font-size="14pt" officeooo:paragraph-rsid="000a6af2" style:font-size-asian="14pt"/>
    </style:style>
    <style:style style:name="P17" style:family="paragraph" style:parent-style-name="Standard">
      <style:paragraph-properties fo:margin-top="0cm" fo:margin-bottom="0cm" style:contextual-spacing="false" fo:line-height="100%" fo:orphans="0" fo:widows="0"/>
      <style:text-properties officeooo:paragraph-rsid="000a6af2"/>
    </style:style>
    <style:style style:name="P18" style:family="paragraph" style:parent-style-name="Standard">
      <style:paragraph-properties fo:margin-left="0.635cm" fo:margin-top="2.963cm" fo:margin-bottom="0cm" style:contextual-spacing="false" fo:line-height="100%" fo:orphans="0" fo:widows="0"/>
      <style:text-properties officeooo:paragraph-rsid="000a6af2"/>
    </style:style>
    <style:style style:name="P19" style:family="paragraph" style:parent-style-name="Standard">
      <style:paragraph-properties fo:margin-left="-0.191cm" fo:margin-top="0cm" fo:margin-bottom="0cm" style:contextual-spacing="false" fo:line-height="100%" fo:orphans="0" fo:widows="0"/>
      <style:text-properties officeooo:paragraph-rsid="000a6af2"/>
    </style:style>
    <style:style style:name="P20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  <style:text-properties officeooo:paragraph-rsid="000a6af2"/>
    </style:style>
    <style:style style:name="P21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  <style:text-properties fo:language="ru" fo:country="RU" officeooo:rsid="0004cc9f" officeooo:paragraph-rsid="000a6af2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font-size="10pt" officeooo:paragraph-rsid="000a6af2" style:font-size-asian="10pt"/>
    </style:style>
    <style:style style:name="P2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officeooo:paragraph-rsid="000a6af2"/>
    </style:style>
    <style:style style:name="P24" style:family="paragraph" style:parent-style-name="Standard">
      <style:paragraph-properties fo:margin-left="0.635cm" fo:margin-top="0cm" fo:margin-bottom="0cm" style:contextual-spacing="false" fo:line-height="100%" fo:orphans="0" fo:widows="0"/>
      <style:text-properties fo:font-size="10pt" officeooo:paragraph-rsid="000a6af2" style:font-size-asian="10pt"/>
    </style:style>
    <style:style style:name="P25" style:family="paragraph" style:parent-style-name="Standard">
      <style:paragraph-properties fo:margin-left="0.635cm" fo:margin-top="0cm" fo:margin-bottom="0cm" style:contextual-spacing="false" fo:line-height="100%" fo:text-align="center" style:justify-single-word="false" fo:orphans="0" fo:widows="0"/>
      <style:text-properties officeooo:paragraph-rsid="000a6af2"/>
    </style:style>
    <style:style style:name="P26" style:family="paragraph" style:parent-style-name="Standard">
      <style:text-properties officeooo:rsid="000c90fc" officeooo:paragraph-rsid="000c90fc"/>
    </style:style>
    <style:style style:name="P27" style:family="paragraph" style:parent-style-name="Standard">
      <style:paragraph-properties fo:margin-left="0cm" fo:margin-right="0cm" style:line-height-at-least="0.503cm" fo:text-indent="0cm" style:auto-text-indent="false"/>
      <style:text-properties fo:color="#6aa94f" loext:opacity="100%" style:font-name="monospace" fo:font-size="10.5pt" fo:font-weight="normal" fo:background-color="#1e1e1e"/>
    </style:style>
    <style:style style:name="P28" style:family="paragraph" style:parent-style-name="Standard">
      <style:paragraph-properties style:line-height-at-least="0.503cm"/>
    </style:style>
    <style:style style:name="P29" style:family="paragraph" style:parent-style-name="Standard">
      <style:paragraph-properties fo:margin-left="0cm" fo:margin-right="0cm" style:line-height-at-least="0.503cm" fo:text-indent="0cm" style:auto-text-indent="false"/>
      <style:text-properties fo:color="#d4d4d4" loext:opacity="100%" style:font-name="monospace" fo:font-size="10.5pt" fo:font-weight="normal" fo:background-color="#1e1e1e"/>
    </style:style>
    <style:style style:name="P30" style:family="paragraph" style:parent-style-name="Standard">
      <style:paragraph-properties fo:margin-left="0cm" fo:margin-right="0cm" style:line-height-at-least="0.503cm" fo:text-indent="0cm" style:auto-text-indent="false"/>
      <style:text-properties fo:color="#d4d4d4" loext:opacity="100%" fo:background-color="#1e1e1e"/>
    </style:style>
    <style:style style:name="P31" style:family="paragraph" style:parent-style-name="Standard">
      <style:paragraph-properties fo:margin-left="0cm" fo:margin-right="0cm" style:line-height-at-least="0.503cm" fo:text-indent="0cm" style:auto-text-indent="false"/>
      <style:text-properties fo:color="#dcdcdc" loext:opacity="100%" style:font-name="monospace" fo:font-size="10.5pt" fo:font-weight="normal" fo:background-color="#1e1e1e"/>
    </style:style>
    <style:style style:name="P32" style:family="paragraph" style:parent-style-name="Standard">
      <style:paragraph-properties fo:margin-left="0cm" fo:margin-right="0cm" style:line-height-at-least="0.503cm" fo:text-indent="0cm" style:auto-text-indent="false"/>
      <style:text-properties fo:color="#ce9178" loext:opacity="100%" fo:background-color="#1e1e1e"/>
    </style:style>
    <style:style style:name="P33" style:family="paragraph" style:parent-style-name="Standard">
      <style:paragraph-properties fo:margin-top="0cm" fo:margin-bottom="0.499cm" style:contextual-spacing="false" style:line-height-at-least="0.503cm"/>
    </style:style>
    <style:style style:name="P34" style:family="paragraph" style:parent-style-name="Standard">
      <style:paragraph-properties style:line-height-at-least="0.503cm"/>
      <style:text-properties fo:color="#6aa94f" loext:opacity="100%" style:font-name="monospace" fo:font-size="10.5pt" fo:font-weight="normal" fo:background-color="#1e1e1e"/>
    </style:style>
    <style:style style:name="P35" style:family="paragraph" style:parent-style-name="Standard">
      <style:paragraph-properties style:line-height-at-least="0.503cm"/>
      <style:text-properties fo:color="#d4d4d4" loext:opacity="100%" style:font-name="monospace" fo:font-size="10.5pt" fo:font-weight="normal" fo:background-color="#1e1e1e"/>
    </style:style>
    <style:style style:name="P36" style:family="paragraph" style:parent-style-name="Standard">
      <style:text-properties officeooo:paragraph-rsid="000c90fc"/>
    </style:style>
    <style:style style:name="P37" style:family="paragraph" style:parent-style-name="Text_20_body">
      <style:text-properties officeooo:rsid="000c90fc" officeooo:paragraph-rsid="000c90fc"/>
    </style:style>
    <style:style style:name="P38" style:family="paragraph" style:parent-style-name="Text_20_body">
      <style:paragraph-properties fo:margin-left="0cm" fo:margin-right="0cm" fo:text-indent="0cm" style:auto-text-indent="false"/>
    </style:style>
    <style:style style:name="T1" style:family="text">
      <style:text-properties fo:font-size="10pt" style:font-size-asian="10pt"/>
    </style:style>
    <style:style style:name="T2" style:family="text">
      <style:text-properties officeooo:rsid="000c90fc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4pt" style:font-size-asian="14pt"/>
    </style:style>
    <style:style style:name="T5" style:family="text">
      <style:text-properties fo:color="#b5cea8" loext:opacity="100%"/>
    </style:style>
    <style:style style:name="T6" style:family="text">
      <style:text-properties fo:color="#dcdcdc" loext:opacity="100%"/>
    </style:style>
    <style:style style:name="T7" style:family="text">
      <style:text-properties fo:color="#ce9178" loext:opacity="100%"/>
    </style:style>
    <style:style style:name="T8" style:family="text">
      <style:text-properties fo:color="#569cd6" loext:opacity="100%"/>
    </style:style>
    <style:style style:name="T9" style:family="text">
      <style:text-properties fo:color="#c586c0" loext:opacity="100%"/>
    </style:style>
    <style:style style:name="T10" style:family="text">
      <style:text-properties fo:color="#82c6ff" loext:opacity="100%"/>
    </style:style>
    <style:style style:name="T11" style:family="text">
      <style:text-properties fo:color="#dcdcaa" loext:opacity="100%"/>
    </style:style>
    <style:style style:name="T12" style:family="text">
      <style:text-properties fo:color="#dcdcaa" loext:opacity="100%" style:font-name="monospace" fo:font-size="10.5pt" fo:font-weight="normal"/>
    </style:style>
    <style:style style:name="T13" style:family="text">
      <style:text-properties fo:color="#dcdcdc" loext:opacity="100%" style:font-name="monospace" fo:font-size="10.5pt" fo:font-weight="normal"/>
    </style:style>
    <style:style style:name="T14" style:family="text">
      <style:text-properties fo:color="#ce9178" loext:opacity="100%" style:font-name="monospace" fo:font-size="10.5pt" fo:font-weight="normal"/>
    </style:style>
    <style:style style:name="T15" style:family="text">
      <style:text-properties fo:color="#569cd6" loext:opacity="100%" style:font-name="monospace" fo:font-size="10.5pt" fo:font-weight="normal"/>
    </style:style>
    <style:style style:name="T16" style:family="text">
      <style:text-properties style:font-name="monospace" fo:font-size="10.5pt" fo:font-weight="normal"/>
    </style:style>
    <style:style style:name="T17" style:family="text">
      <style:text-properties fo:color="#b5cea8" loext:opacity="100%" style:font-name="monospace" fo:font-size="10.5pt" fo:font-weight="normal"/>
    </style:style>
    <style:style style:name="T18" style:family="text">
      <style:text-properties fo:color="#6aa94f" loext:opacity="100%"/>
    </style:style>
    <style:style style:name="T19" style:family="text">
      <style:text-properties fo:color="#6aa94f" loext:opacity="100%" style:font-name="monospace" fo:font-size="10.5pt" fo:font-weight="normal"/>
    </style:style>
    <style:style style:name="T20" style:family="text">
      <style:text-properties fo:color="#9cdcfe" loext:opacity="100%" style:font-name="monospace" fo:font-size="10.5pt" fo:font-weight="normal"/>
    </style:style>
    <style:style style:name="T21" style:family="text">
      <style:text-properties fo:color="#c586c0" loext:opacity="100%" style:font-name="monospace" fo:font-size="10.5pt" fo:font-weight="normal"/>
    </style:style>
    <style:style style:name="T22" style:family="text">
      <style:text-properties fo:color="#82c6ff" loext:opacity="100%" style:font-name="monospace" fo:font-size="10.5pt" fo:font-weight="normal"/>
    </style:style>
    <style:style style:name="T23" style:family="text">
      <style:text-properties fo:color="#4ec9b0" loext:opacity="100%"/>
    </style:style>
    <style:style style:name="T24" style:family="text">
      <style:text-properties fo:font-size="16pt" fo:font-weight="bold" officeooo:rsid="000c90fc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user-content-цель-работы" text:anchor-type="page" text:anchor-page-number="1" svg:x="-0.741cm" svg:y="0cm" svg:width="0.741cm" draw:z-index="0">
        <draw:text-box fo:min-height="0.741cm">
          <text:p text:style-name="P38"/>
        </draw:text-box>
      </draw:frame>
      <text:p text:style-name="P1"><text:bookmark text:name="_Hlk152666808"/>ГУАП</text:p>
      <text:p text:style-name="P2">КАФЕДРА № 43</text:p>
      <text:p text:style-name="P3">ОТЧЕТ <text:line-break/>ЗАЩИЩЕН С ОЦЕНКОЙ</text:p>
      <text:p text:style-name="P4">ПРЕПОДАВАТЕЛЬ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5">Старший преподаватель</text:p>
          </table:table-cell>
          <table:table-cell table:style-name="Таблица1.B1" office:value-type="string">
            <text:p text:style-name="P6"/>
          </table:table-cell>
          <table:table-cell table:style-name="Таблица1.A1" office:value-type="string">
            <text:p text:style-name="P6"/>
          </table:table-cell>
          <table:table-cell table:style-name="Таблица1.B1" office:value-type="string">
            <text:p text:style-name="P6"/>
          </table:table-cell>
          <table:table-cell table:style-name="Таблица1.A1" office:value-type="string">
            <text:p text:style-name="P7"><text:s text:c="13"/>Поляк М.Д.</text:p>
          </table:table-cell>
        </table:table-row>
        <table:table-row table:style-name="Таблица1.1">
          <table:table-cell table:style-name="Таблица1.B1" office:value-type="string">
            <text:p text:style-name="P8" loext:marker-style-name="T1"><text:span text:style-name="T1">должность, уч. степень, звание</text:span></text:p>
          </table:table-cell>
          <table:table-cell table:style-name="Таблица1.B1" office:value-type="string">
            <text:p text:style-name="P9"/>
          </table:table-cell>
          <table:table-cell table:style-name="Таблица1.B1" office:value-type="string">
            <text:p text:style-name="P8" loext:marker-style-name="T1"><text:span text:style-name="T1">подпись, дата</text:span></text:p>
          </table:table-cell>
          <table:table-cell table:style-name="Таблица1.B1" office:value-type="string">
            <text:p text:style-name="P9"/>
          </table:table-cell>
          <table:table-cell table:style-name="Таблица1.B1" office:value-type="string">
            <text:p text:style-name="P8" loext:marker-style-name="T1"><text:span text:style-name="T1">инициалы, фамилия</text:span></text:p>
          </table:table-cell>
        </table:table-row>
      </table:table>
      <text:p text:style-name="P10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11">ОТЧЕТ О ЛАБОРАТОРНОЙ РАБОТЕ №<text:span text:style-name="T2">2</text:span></text:p>
            <text:h text:style-name="P12" text:outline-level="1">построение моделей линейной регрессии</text:h>
            <text:p text:style-name="P13"/>
          </table:table-cell>
        </table:table-row>
        <table:table-row table:style-name="Таблица2.1">
          <table:table-cell table:style-name="Таблица2.A1" office:value-type="string">
            <text:p text:style-name="P14" loext:marker-style-name="T3"><text:span text:style-name="T3">по дисциплине: Основы машинного обучения</text:span></text:p>
            <text:h text:style-name="P15" text:outline-level="3"/>
          </table:table-cell>
        </table:table-row>
        <table:table-row table:style-name="Таблица2.1">
          <table:table-cell table:style-name="Таблица2.A1" office:value-type="string">
            <text:h text:style-name="P16" text:outline-level="3" loext:marker-style-name="T4"/>
          </table:table-cell>
        </table:table-row>
        <table:table-row table:style-name="Таблица2.1">
          <table:table-cell table:style-name="Таблица2.A1" office:value-type="string">
            <text:p text:style-name="P17"/>
          </table:table-cell>
        </table:table-row>
      </table:table>
      <text:p text:style-name="P18">РАБОТУ ВЫПОЛНИЛ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19">СТУДЕНТ ГР.</text:p>
          </table:table-cell>
          <table:table-cell table:style-name="Таблица3.B1" office:value-type="string">
            <text:p text:style-name="P20">4134к</text:p>
          </table:table-cell>
          <table:table-cell table:style-name="Таблица3.C1" office:value-type="string">
            <text:p text:style-name="P20"/>
          </table:table-cell>
          <table:table-cell table:style-name="Таблица3.D1" office:value-type="string">
            <text:p text:style-name="P20"/>
          </table:table-cell>
          <table:table-cell table:style-name="Таблица3.C1" office:value-type="string">
            <text:p text:style-name="P20"/>
          </table:table-cell>
          <table:table-cell table:style-name="Таблица3.D1" office:value-type="string">
            <text:p text:style-name="P21">Н.А. Костяков</text:p>
          </table:table-cell>
        </table:table-row>
        <table:table-row table:style-name="Таблица3.1">
          <table:table-cell table:style-name="Таблица3.C1" office:value-type="string">
            <text:p text:style-name="P22" loext:marker-style-name="T1"/>
          </table:table-cell>
          <table:table-cell table:style-name="Таблица3.B2" office:value-type="string">
            <text:p text:style-name="P17"/>
          </table:table-cell>
          <table:table-cell table:style-name="Таблица3.C1" office:value-type="string">
            <text:p text:style-name="P17"/>
          </table:table-cell>
          <table:table-cell table:style-name="Таблица3.D2" office:value-type="string">
            <text:p text:style-name="P23" loext:marker-style-name="T1"><text:span text:style-name="T1">подпись, дата</text:span></text:p>
          </table:table-cell>
          <table:table-cell table:style-name="Таблица3.C1" office:value-type="string">
            <text:p text:style-name="P17"/>
          </table:table-cell>
          <table:table-cell table:style-name="Таблица3.C1" office:value-type="string">
            <text:p text:style-name="P23" loext:marker-style-name="T1"><text:span text:style-name="T1">инициалы, фамилия</text:span></text:p>
          </table:table-cell>
        </table:table-row>
      </table:table>
      <text:p text:style-name="P24" loext:marker-style-name="T1"/>
      <text:p text:style-name="P2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Санкт-Петербург</text:p>
      <text:p text:style-name="P1">2024</text:p>
      <text:p text:style-name="P1"/>
      <text:h text:style-name="Heading_20_2" text:outline-level="2"><text:soft-page-break/>Цель работы</text:h>
      <text:p text:style-name="Text_20_body">Получение навыков решения задачи регрессионного анализа и оптимизации функций методом градиентного спуска</text:p>
      <text:p text:style-name="P26">листинг</text:p>
      <table:table table:name="Таблица4" table:style-name="Таблица4">
        <table:table-column table:style-name="Таблица4.A"/>
        <table:table-row table:style-name="Таблица4.1">
          <table:table-cell table:style-name="Таблица4.A1" office:value-type="string">
            <text:p text:style-name="P27">### BEGIN YOUR CODE</text:p>
            <text:p text:style-name="P28"/>
            <text:p text:style-name="P29">Student_ID = <text:span text:style-name="T5">4</text:span></text:p>
            <text:p text:style-name="P28"/>
            <text:p text:style-name="P27">### END YOUR CODE</text:p>
            <text:p text:style-name="P29">datasets = <text:span text:style-name="T6">[(</text:span><text:span text:style-name="T7">'Diabetes dataset'</text:span><text:span text:style-name="T6">,</text:span><text:span text:style-name="T7">'https://scikit-learn.org/stable/modules/generated/sklearn.datasets.load_diabetes.html#sklearn.datasets.load_diabetes'</text:span><text:span text:style-name="T6">),</text:span> <text:span text:style-name="T6">(</text:span><text:span text:style-name="T7">'California Housing'</text:span><text:span text:style-name="T6">,</text:span><text:span text:style-name="T7">'https://scikit-learn.org/stable/modules/generated/sklearn.datasets.fetch_california_housing.html#fetch-california-housing'</text:span><text:span text:style-name="T6">),</text:span> <text:span text:style-name="T6">(</text:span><text:span text:style-name="T7">'Auto MPG'</text:span><text:span text:style-name="T6">,</text:span> <text:span text:style-name="T7">'https://archive.ics.uci.edu/dataset/9/auto+mpg'</text:span><text:span text:style-name="T6">),</text:span> <text:span text:style-name="T6">(</text:span><text:span text:style-name="T7">'Forest Fires'</text:span><text:span text:style-name="T6">,</text:span> <text:span text:style-name="T7">'https://archive.ics.uci.edu/dataset/162/forest+fires'</text:span><text:span text:style-name="T6">),</text:span> <text:span text:style-name="T6">(</text:span><text:span text:style-name="T7">'Concrete Compressive Strength'</text:span><text:span text:style-name="T6">,</text:span> <text:span text:style-name="T7">'https://archive.ics.uci.edu/dataset/165/concrete+compressive+strength'</text:span><text:span text:style-name="T6">)]</text:span></text:p>
            <text:p text:style-name="P28"/>
            <text:p text:style-name="P29">dataset_id = <text:span text:style-name="T8">None</text:span> <text:span text:style-name="T9">if</text:span> Student_ID <text:span text:style-name="T10">is</text:span> <text:span text:style-name="T8">None</text:span> <text:span text:style-name="T9">else</text:span> Student_ID % <text:span text:style-name="T11">len</text:span><text:span text:style-name="T6">(</text:span>datasets<text:span text:style-name="T6">)</text:span></text:p>
            <text:p text:style-name="P29"><text:span text:style-name="T9">if</text:span> dataset_id <text:span text:style-name="T10">is</text:span> <text:span text:style-name="T8">None</text:span><text:span text:style-name="T6">:</text:span></text:p>
            <text:p text:style-name="P30">    <text:span text:style-name="T12">print</text:span><text:span text:style-name="T13">(</text:span><text:span text:style-name="T14">"ОШИБКА! Не указан порядковый номер студента в списке группы."</text:span><text:span text:style-name="T13">)</text:span></text:p>
            <text:p text:style-name="P29"><text:span text:style-name="T9">else</text:span><text:span text:style-name="T6">:</text:span></text:p>
            <text:p text:style-name="P30">    <text:span text:style-name="T12">print</text:span><text:span text:style-name="T13">(</text:span><text:span text:style-name="T15">f</text:span><text:span text:style-name="T14">"Информация о датасете '</text:span><text:span text:style-name="T13">{</text:span><text:span text:style-name="T16">datasets</text:span><text:span text:style-name="T13">[</text:span><text:span text:style-name="T16">dataset_id</text:span><text:span text:style-name="T13">][</text:span><text:span text:style-name="T17">0</text:span><text:span text:style-name="T13">]}</text:span><text:span text:style-name="T14">' доступна по следующей ссылке: </text:span><text:span text:style-name="T13">{</text:span><text:span text:style-name="T16">datasets</text:span><text:span text:style-name="T13">[</text:span><text:span text:style-name="T16">dataset_id</text:span><text:span text:style-name="T13">][</text:span><text:span text:style-name="T17">1</text:span><text:span text:style-name="T13">]}</text:span><text:span text:style-name="T14">"</text:span><text:span text:style-name="T13">)</text:span></text:p>
            <text:p text:style-name="P27">### BEGIN YOUR CODE</text:p>
            <text:p text:style-name="P28"/>
            <text:p text:style-name="P29"><text:span text:style-name="T9">import</text:span> pandas <text:span text:style-name="T9">as</text:span> pd</text:p>
            <text:p text:style-name="P28"/>
            <text:p text:style-name="P27">### END YOUR CODE</text:p>
            <text:p text:style-name="P27">### BEGIN YOUR CODE</text:p>
            <text:p text:style-name="P28"/>
            <text:p text:style-name="P27">#!wget  -O dataset.zip https://archive.ics.uci.edu/static/public/165/concrete+compressive+strength.zip</text:p>
            <text:p text:style-name="P27"># The dataset was incorrect, and it should've been Concrete_Data.xls</text:p>
            <text:p text:style-name="P28"/>
            <text:p text:style-name="P27">#!unzip dataset.zip</text:p>
            <text:p text:style-name="P29"><text:span text:style-name="T10">!</text:span>ls</text:p>
            <text:p text:style-name="P27"># !tar ...</text:p>
            <text:p text:style-name="P27"># !gunzip ...</text:p>
            <text:p text:style-name="P28"/>
            <text:p text:style-name="P27"># added sep=';' and header=None because the dataset is not comma-separated, nor has a header</text:p>
            <text:p text:style-name="P29">dataset = pd.read_excel<text:span text:style-name="T6">(</text:span><text:span text:style-name="T7">"Concrete_Data.xls"</text:span><text:span text:style-name="T6">)</text:span> </text:p>
            <text:p text:style-name="P28"/>
            <text:p text:style-name="P27">### END YOUR CODE</text:p>
            <text:p text:style-name="P27">### BEGIN YOUR CODE</text:p>
            <text:p text:style-name="P29"><text:span text:style-name="T10">!</text:span>du -sh Concrete_Data<text:span text:style-name="T6">.</text:span>xls</text:p>
            <text:p text:style-name="P29"><text:span text:style-name="T11">print</text:span><text:span text:style-name="T6">(</text:span>dataset.shape<text:span text:style-name="T6">)</text:span></text:p>
            <text:p text:style-name="P29"><text:soft-page-break/><text:span text:style-name="T11">print</text:span><text:span text:style-name="T6">(</text:span><text:span text:style-name="T8">f</text:span><text:span text:style-name="T7">"Number of features: </text:span><text:span text:style-name="T6">{</text:span>dataset.shape<text:span text:style-name="T6">[</text:span><text:span text:style-name="T5">1</text:span><text:span text:style-name="T6">]}</text:span><text:span text:style-name="T7">"</text:span><text:span text:style-name="T6">)</text:span></text:p>
            <text:p text:style-name="P29"><text:span text:style-name="T11">print</text:span><text:span text:style-name="T6">(</text:span>dataset.info<text:span text:style-name="T6">())</text:span></text:p>
            <text:p text:style-name="P29"><text:span text:style-name="T11">print</text:span><text:span text:style-name="T6">(</text:span>dataset.describe<text:span text:style-name="T6">())</text:span></text:p>
            <text:p text:style-name="P27"># Check for missing values and sum them up for each column</text:p>
            <text:p text:style-name="P29">missing_values = dataset.isnull<text:span text:style-name="T6">()</text:span>.<text:span text:style-name="T11">sum</text:span><text:span text:style-name="T6">()</text:span></text:p>
            <text:p text:style-name="P29"><text:span text:style-name="T11">print</text:span><text:span text:style-name="T6">(</text:span><text:span text:style-name="T7">"Counting nulls"</text:span><text:span text:style-name="T6">,</text:span>missing_values<text:span text:style-name="T6">)</text:span></text:p>
            <text:p text:style-name="P27">### END YOUR CODE</text:p>
            <text:p text:style-name="P29"><text:span text:style-name="T9">import</text:span> pandas <text:span text:style-name="T9">as</text:span> pd</text:p>
            <text:p text:style-name="P29"><text:span text:style-name="T9">import</text:span> seaborn <text:span text:style-name="T9">as</text:span> sns</text:p>
            <text:p text:style-name="P29"><text:span text:style-name="T9">import</text:span> matplotlib.pyplot <text:span text:style-name="T9">as</text:span> plt</text:p>
            <text:p text:style-name="P28"/>
            <text:p text:style-name="P27"># ... (your code to load the dataset into 'dataset') ...</text:p>
            <text:p text:style-name="P28"/>
            <text:p text:style-name="P27"># Calculate the correlation matrix</text:p>
            <text:p text:style-name="P29">correlation_matrix = dataset.corr<text:span text:style-name="T6">()</text:span></text:p>
            <text:p text:style-name="P28"/>
            <text:p text:style-name="P27"># Visualize the correlation matrix using a heatmap</text:p>
            <text:p text:style-name="P29">plt.figure<text:span text:style-name="T6">(</text:span>figsize=<text:span text:style-name="T6">(</text:span><text:span text:style-name="T5">10</text:span><text:span text:style-name="T6">,</text:span> <text:span text:style-name="T5">8</text:span><text:span text:style-name="T6">))</text:span></text:p>
            <text:p text:style-name="P29">sns.heatmap<text:span text:style-name="T6">(</text:span>correlation_matrix<text:span text:style-name="T6">,</text:span> annot=<text:span text:style-name="T8">True</text:span><text:span text:style-name="T6">,</text:span> cmap=<text:span text:style-name="T7">'coolwarm'</text:span><text:span text:style-name="T6">)</text:span></text:p>
            <text:p text:style-name="P29">plt.title<text:span text:style-name="T6">(</text:span><text:span text:style-name="T7">'Correlation Matrix'</text:span><text:span text:style-name="T6">)</text:span></text:p>
            <text:p text:style-name="P29">plt.show<text:span text:style-name="T6">()</text:span></text:p>
            <text:p text:style-name="P28"/>
            <text:p text:style-name="P27"># Print the correlation with the target variable ('mpg')</text:p>
            <text:p text:style-name="P27"># Instead of using the full column name, try accessing it using dataset.columns:</text:p>
            <text:p text:style-name="P29">target_variable = dataset.columns<text:span text:style-name="T6">[</text:span><text:span text:style-name="T5">-1</text:span><text:span text:style-name="T6">]</text:span>  <text:span text:style-name="T18"># Assuming the target variable is the last column</text:span></text:p>
            <text:p text:style-name="P29"><text:span text:style-name="T11">print</text:span><text:span text:style-name="T6">(</text:span>correlation_matrix<text:span text:style-name="T6">[</text:span>target_variable<text:span text:style-name="T6">]</text:span>.sort_values<text:span text:style-name="T6">(</text:span>ascending=<text:span text:style-name="T8">False</text:span><text:span text:style-name="T6">))</text:span></text:p>
            <text:p text:style-name="P29"><text:span text:style-name="T9">from</text:span> sklearn.model_selection <text:span text:style-name="T9">import</text:span> train_test_split</text:p>
            <text:p text:style-name="P29"><text:span text:style-name="T9">from</text:span> sklearn.preprocessing <text:span text:style-name="T9">import</text:span> StandardScaler</text:p>
            <text:p text:style-name="P29"><text:span text:style-name="T9">from</text:span> sklearn.impute <text:span text:style-name="T9">import</text:span> SimpleImputer</text:p>
            <text:p text:style-name="P29"><text:span text:style-name="T9">from</text:span> sklearn.pipeline <text:span text:style-name="T9">import</text:span> Pipeline</text:p>
            <text:p text:style-name="P29"><text:span text:style-name="T9">import</text:span> numpy <text:span text:style-name="T9">as</text:span> np</text:p>
            <text:p text:style-name="P27"># Разделение данных на признаки (X) и целевую переменную (y)</text:p>
            <text:p text:style-name="P29">X = dataset.iloc<text:span text:style-name="T6">[:,</text:span> <text:span text:style-name="T6">:</text:span><text:span text:style-name="T5">-1</text:span><text:span text:style-name="T6">]</text:span>  <text:span text:style-name="T18"># Все столбцы, кроме последнего</text:span></text:p>
            <text:p text:style-name="P29">y = dataset.iloc<text:span text:style-name="T6">[:,</text:span> <text:span text:style-name="T5">-1</text:span><text:span text:style-name="T6">]</text:span>   <text:span text:style-name="T18"># Последний столбец - целевая переменная</text:span></text:p>
            <text:p text:style-name="P28"/>
            <text:p text:style-name="P29">X = X.drop<text:span text:style-name="T6">(</text:span>columns=<text:span text:style-name="T6">[</text:span><text:span text:style-name="T7">'Blast Furnace Slag (component 2)(kg in a m^3 mixture)'</text:span><text:span text:style-name="T6">])</text:span></text:p>
            <text:p text:style-name="P27">#X = X.drop(columns=['Fly Ash (component 3)(kg in a m^3 mixture)'])</text:p>
            <text:p text:style-name="P27">#X = X.drop(columns=['Coarse Aggregate  (component 6)(kg in a m^3 mixture)'])</text:p>
            <text:p text:style-name="P27">#X = X.drop(columns=['Fine Aggregate (component 7)(kg in a m^3 mixture)'])</text:p>
            <text:p text:style-name="P27"># Проверка пропущенных значений и применение заполнения (если бы были)</text:p>
            <text:p text:style-name="P29">imputer = SimpleImputer<text:span text:style-name="T6">(</text:span>strategy=<text:span text:style-name="T7">'mean'</text:span><text:span text:style-name="T6">)</text:span></text:p>
            <text:p text:style-name="P28"/>
            <text:p text:style-name="P27"># Масштабирование данных</text:p>
            <text:p text:style-name="P29">scaler = StandardScaler<text:span text:style-name="T6">()</text:span></text:p>
            <text:p text:style-name="P28"/>
            <text:p text:style-name="P27"># Создание пайплайна для обработки данных</text:p>
            <text:p text:style-name="P29">pipeline = Pipeline<text:span text:style-name="T6">([</text:span></text:p>
            <text:p text:style-name="P30">    <text:span text:style-name="T13">(</text:span><text:span text:style-name="T14">'imputer'</text:span><text:span text:style-name="T13">,</text:span><text:span text:style-name="T16"> imputer</text:span><text:span text:style-name="T13">),</text:span><text:span text:style-name="T16">  </text:span><text:span text:style-name="T19"># На случай, если появятся пропущенные значения</text:span></text:p>
            <text:p text:style-name="P30">    <text:span text:style-name="T13">(</text:span><text:span text:style-name="T14">'scaler'</text:span><text:span text:style-name="T13">,</text:span><text:span text:style-name="T16"> scaler</text:span><text:span text:style-name="T13">)</text:span><text:span text:style-name="T16">     </text:span><text:span text:style-name="T19"># Нормализация данных</text:span></text:p>
            <text:p text:style-name="P31"><text:soft-page-break/>])</text:p>
            <text:p text:style-name="P28"/>
            <text:p text:style-name="P27"># Разделение данных на обучающую и тестовую выборки</text:p>
            <text:p text:style-name="P29">X_train<text:span text:style-name="T6">,</text:span> X_test<text:span text:style-name="T6">,</text:span> y_train<text:span text:style-name="T6">,</text:span> y_test = train_test_split<text:span text:style-name="T6">(</text:span>X<text:span text:style-name="T6">,</text:span> y<text:span text:style-name="T6">,</text:span> test_size=<text:span text:style-name="T5">0.2</text:span><text:span text:style-name="T6">,</text:span> random_state=<text:span text:style-name="T5">42</text:span><text:span text:style-name="T6">)</text:span></text:p>
            <text:p text:style-name="P28"/>
            <text:p text:style-name="P27"># Применение пайплайна к обучающим данным</text:p>
            <text:p text:style-name="P29">X_train = pipeline.fit_transform<text:span text:style-name="T6">(</text:span>X_train<text:span text:style-name="T6">)</text:span></text:p>
            <text:p text:style-name="P29">X_test = pipeline.transform<text:span text:style-name="T6">(</text:span>X_test<text:span text:style-name="T6">)</text:span></text:p>
            <text:p text:style-name="P28"/>
            <text:p text:style-name="P27"># Проверка результатов</text:p>
            <text:p text:style-name="P29"><text:span text:style-name="T11">print</text:span><text:span text:style-name="T6">(</text:span><text:span text:style-name="T7">"Обработанные данные (первые строки):"</text:span><text:span text:style-name="T6">)</text:span></text:p>
            <text:p text:style-name="P29"><text:span text:style-name="T11">print</text:span><text:span text:style-name="T6">(</text:span>X_train<text:span text:style-name="T6">[:</text:span><text:span text:style-name="T5">5</text:span><text:span text:style-name="T6">])</text:span></text:p>
            <text:p text:style-name="P29"><text:span text:style-name="T11">print</text:span><text:span text:style-name="T6">(</text:span><text:span text:style-name="T7">"Среднее значение каждого признака после нормализации (должно быть ~0):"</text:span><text:span text:style-name="T6">)</text:span></text:p>
            <text:p text:style-name="P29"><text:span text:style-name="T11">print</text:span><text:span text:style-name="T6">(</text:span>np.mean<text:span text:style-name="T6">(</text:span>X_train<text:span text:style-name="T6">,</text:span> axis=<text:span text:style-name="T5">0</text:span><text:span text:style-name="T6">))</text:span></text:p>
            <text:p text:style-name="P29"><text:span text:style-name="T11">print</text:span><text:span text:style-name="T6">(</text:span><text:span text:style-name="T7">"Стандартное отклонение (должно быть ~1):"</text:span><text:span text:style-name="T6">)</text:span></text:p>
            <text:p text:style-name="P29"><text:span text:style-name="T11">print</text:span><text:span text:style-name="T6">(</text:span>np.std<text:span text:style-name="T6">(</text:span>X_train<text:span text:style-name="T6">,</text:span> axis=<text:span text:style-name="T5">0</text:span><text:span text:style-name="T6">))</text:span></text:p>
            <text:p text:style-name="P27"># Внимание: нельзя использовать библиотечный код для реализации линейной регрессии, напишите свой!</text:p>
            <text:p text:style-name="P27"># Не забудьте поменять значения self.attribute = 0 на более подходящие или (лучше) задать их перед началом обучения</text:p>
            <text:p text:style-name="P28"/>
            <text:p text:style-name="P29"><text:span text:style-name="T8">class</text:span> LinearRegressionModel<text:span text:style-name="T6">:</text:span></text:p>
            <text:p text:style-name="P30">    <text:span text:style-name="T14">"""</text:span></text:p>
            <text:p text:style-name="P32">    <text:span text:style-name="T16">Класс для выполнения линейной регрессии</text:span></text:p>
            <text:p text:style-name="P32">    <text:span text:style-name="T16">"""</text:span></text:p>
            <text:p text:style-name="P30">    </text:p>
            <text:p text:style-name="P30">    <text:span text:style-name="T15">def</text:span><text:span text:style-name="T16"> </text:span><text:span text:style-name="T12">__init__</text:span><text:span text:style-name="T16">(</text:span><text:span text:style-name="T20">self</text:span><text:span text:style-name="T16">)</text:span><text:span text:style-name="T13">:</text:span></text:p>
            <text:p text:style-name="P30">        <text:span text:style-name="T14">"""</text:span></text:p>
            <text:p text:style-name="P32">        <text:span text:style-name="T16">Инициализация модели</text:span></text:p>
            <text:p text:style-name="P32">        <text:span text:style-name="T16">"""</text:span></text:p>
            <text:p text:style-name="P30">        <text:span text:style-name="T20">self</text:span><text:span text:style-name="T16">.theta = </text:span><text:span text:style-name="T15">None</text:span><text:span text:style-name="T16">  </text:span><text:span text:style-name="T19"># Вектор параметров модели</text:span></text:p>
            <text:p text:style-name="P30">        <text:span text:style-name="T20">self</text:span><text:span text:style-name="T16">.alpha = </text:span><text:span text:style-name="T17">0.01</text:span><text:span text:style-name="T16">  </text:span><text:span text:style-name="T19"># Скорость обучения (по умолчанию)</text:span></text:p>
            <text:p text:style-name="P30">        <text:span text:style-name="T20">self</text:span><text:span text:style-name="T16">.cost = </text:span><text:span text:style-name="T17">0</text:span><text:span text:style-name="T16">      </text:span><text:span text:style-name="T19"># Значение функции стоимости</text:span></text:p>
            <text:p text:style-name="P28"/>
            <text:p text:style-name="P30">    <text:span text:style-name="T15">def</text:span><text:span text:style-name="T16"> </text:span><text:span text:style-name="T12">_compute_cost</text:span><text:span text:style-name="T16">(</text:span><text:span text:style-name="T20">self</text:span><text:span text:style-name="T16">, </text:span><text:span text:style-name="T20">X</text:span><text:span text:style-name="T16">, </text:span><text:span text:style-name="T20">y</text:span><text:span text:style-name="T16">, </text:span><text:span text:style-name="T20">theta</text:span><text:span text:style-name="T16">)</text:span><text:span text:style-name="T13">:</text:span></text:p>
            <text:p text:style-name="P30">        <text:span text:style-name="T14">"""</text:span></text:p>
            <text:p text:style-name="P32">        <text:span text:style-name="T16">Вычисление значения функции стоимости (MSE)</text:span></text:p>
            <text:p text:style-name="P32">        <text:span text:style-name="T16">:param X: Матрица признаков с x0 = 1</text:span></text:p>
            <text:p text:style-name="P32">        <text:span text:style-name="T16">:param y: Вектор истинных значений</text:span></text:p>
            <text:p text:style-name="P32">        <text:span text:style-name="T16">:param theta: Вектор параметров</text:span></text:p>
            <text:p text:style-name="P32">        <text:span text:style-name="T16">:return: Значение функции стоимости</text:span></text:p>
            <text:p text:style-name="P32">        <text:span text:style-name="T16">"""</text:span></text:p>
            <text:p text:style-name="P30">        <text:span text:style-name="T16">m = </text:span><text:span text:style-name="T12">len</text:span><text:span text:style-name="T13">(</text:span><text:span text:style-name="T16">y</text:span><text:span text:style-name="T13">)</text:span><text:span text:style-name="T16">  </text:span><text:span text:style-name="T19"># Количество обучающих примеров</text:span></text:p>
            <text:p text:style-name="P30">        <text:span text:style-name="T16">predictions = np.dot</text:span><text:span text:style-name="T13">(</text:span><text:span text:style-name="T16">X</text:span><text:span text:style-name="T13">,</text:span><text:span text:style-name="T16"> theta</text:span><text:span text:style-name="T13">)</text:span><text:span text:style-name="T16">  </text:span><text:span text:style-name="T19"># Предсказания модели</text:span></text:p>
            <text:p text:style-name="P30">        <text:span text:style-name="T16">errors = predictions - y</text:span></text:p>
            <text:p text:style-name="P30">        <text:span text:style-name="T16">cost = </text:span><text:span text:style-name="T13">(</text:span><text:span text:style-name="T17">1</text:span><text:span text:style-name="T16"> / </text:span><text:span text:style-name="T13">(</text:span><text:span text:style-name="T17">2</text:span><text:span text:style-name="T16"> * m</text:span><text:span text:style-name="T13">))</text:span><text:span text:style-name="T16"> * np.dot</text:span><text:span text:style-name="T13">(</text:span><text:span text:style-name="T16">errors</text:span><text:span text:style-name="T13">,</text:span><text:span text:style-name="T16"> errors</text:span><text:span text:style-name="T13">)</text:span></text:p>
            <text:p text:style-name="P30">        <text:span text:style-name="T21">return</text:span><text:span text:style-name="T16"> cost</text:span></text:p>
            <text:p text:style-name="P28"/>
            <text:p text:style-name="P30">    <text:span text:style-name="T15">def</text:span><text:span text:style-name="T16"> </text:span><text:span text:style-name="T12">gradient_descent</text:span><text:span text:style-name="T16">(</text:span><text:span text:style-name="T20">self</text:span><text:span text:style-name="T16">, </text:span><text:span text:style-name="T20">X_train</text:span><text:span text:style-name="T16">, </text:span><text:span text:style-name="T20">y_train</text:span><text:span text:style-name="T16">, </text:span><text:span text:style-name="T20">theta</text:span><text:span text:style-name="T16">, </text:span><text:span text:style-name="T20">alpha</text:span><text:span text:style-name="T16">, </text:span><text:span text:style-name="T20">iters</text:span><text:span text:style-name="T16">)</text:span><text:span text:style-name="T13">:</text:span></text:p>
            <text:p text:style-name="P30"><text:soft-page-break/>        <text:span text:style-name="T14">"""</text:span></text:p>
            <text:p text:style-name="P32">        <text:span text:style-name="T16">Реализация градиентного спуска</text:span></text:p>
            <text:p text:style-name="P32">        <text:span text:style-name="T16">:param X_train: Матрица признаков обучающей выборки (с x0 = 1)</text:span></text:p>
            <text:p text:style-name="P32">        <text:span text:style-name="T16">:param y_train: Вектор истинных значений</text:span></text:p>
            <text:p text:style-name="P32">        <text:span text:style-name="T16">:param theta: Начальные параметры модели</text:span></text:p>
            <text:p text:style-name="P32">        <text:span text:style-name="T16">:param alpha: Скорость обучения</text:span></text:p>
            <text:p text:style-name="P32">        <text:span text:style-name="T16">:param iters: Количество итераций</text:span></text:p>
            <text:p text:style-name="P32">        <text:span text:style-name="T16">:return: Обновлённое значение вектора параметров и значение функции стоимости</text:span></text:p>
            <text:p text:style-name="P32">        <text:span text:style-name="T16">"""</text:span></text:p>
            <text:p text:style-name="P30">        <text:span text:style-name="T16">m = </text:span><text:span text:style-name="T12">len</text:span><text:span text:style-name="T13">(</text:span><text:span text:style-name="T16">y_train</text:span><text:span text:style-name="T13">)</text:span><text:span text:style-name="T16">  </text:span><text:span text:style-name="T19"># Количество обучающих примеров</text:span></text:p>
            <text:p text:style-name="P30">        <text:span text:style-name="T21">for</text:span><text:span text:style-name="T16"> i </text:span><text:span text:style-name="T22">in</text:span><text:span text:style-name="T16"> </text:span><text:span text:style-name="T12">range</text:span><text:span text:style-name="T13">(</text:span><text:span text:style-name="T16">iters</text:span><text:span text:style-name="T13">):</text:span></text:p>
            <text:p text:style-name="P30">            <text:span text:style-name="T16">predictions = np.dot</text:span><text:span text:style-name="T13">(</text:span><text:span text:style-name="T16">X_train</text:span><text:span text:style-name="T13">,</text:span><text:span text:style-name="T16"> theta</text:span><text:span text:style-name="T13">)</text:span><text:span text:style-name="T16">  </text:span><text:span text:style-name="T19"># Предсказания модели</text:span></text:p>
            <text:p text:style-name="P30">            <text:span text:style-name="T16">errors = predictions - y_train        </text:span><text:span text:style-name="T19"># Ошибки предсказаний</text:span></text:p>
            <text:p text:style-name="P30">            <text:span text:style-name="T16">gradient = </text:span><text:span text:style-name="T13">(</text:span><text:span text:style-name="T17">1</text:span><text:span text:style-name="T16"> / m</text:span><text:span text:style-name="T13">)</text:span><text:span text:style-name="T16"> * np.dot</text:span><text:span text:style-name="T13">(</text:span><text:span text:style-name="T16">X_train.T</text:span><text:span text:style-name="T13">,</text:span><text:span text:style-name="T16"> errors</text:span><text:span text:style-name="T13">)</text:span><text:span text:style-name="T16">  </text:span><text:span text:style-name="T19"># Градиент функции стоимости</text:span></text:p>
            <text:p text:style-name="P30">            <text:span text:style-name="T16">theta -= alpha * gradient  </text:span><text:span text:style-name="T19"># Обновление параметров</text:span></text:p>
            <text:p text:style-name="P30">            </text:p>
            <text:p text:style-name="P30">            <text:span text:style-name="T19"># Вывод промежуточной стоимости каждые 100 итераций</text:span></text:p>
            <text:p text:style-name="P30">            <text:span text:style-name="T21">if</text:span><text:span text:style-name="T16"> i % </text:span><text:span text:style-name="T17">100</text:span><text:span text:style-name="T16"> == </text:span><text:span text:style-name="T17">0</text:span><text:span text:style-name="T13">:</text:span></text:p>
            <text:p text:style-name="P30">                <text:span text:style-name="T20">self</text:span><text:span text:style-name="T16">.cost = </text:span><text:span text:style-name="T20">self</text:span><text:span text:style-name="T16">._compute_cost</text:span><text:span text:style-name="T13">(</text:span><text:span text:style-name="T16">X_train</text:span><text:span text:style-name="T13">,</text:span><text:span text:style-name="T16"> y_train</text:span><text:span text:style-name="T13">,</text:span><text:span text:style-name="T16"> theta</text:span><text:span text:style-name="T13">)</text:span></text:p>
            <text:p text:style-name="P30">                <text:span text:style-name="T12">print</text:span><text:span text:style-name="T13">(</text:span><text:span text:style-name="T15">f</text:span><text:span text:style-name="T14">"Iteration </text:span><text:span text:style-name="T13">{</text:span><text:span text:style-name="T16">i</text:span><text:span text:style-name="T13">}</text:span><text:span text:style-name="T14">, Cost: </text:span><text:span text:style-name="T13">{</text:span><text:span text:style-name="T20">self</text:span><text:span text:style-name="T16">.cost</text:span><text:span text:style-name="T13">}</text:span><text:span text:style-name="T14">"</text:span><text:span text:style-name="T13">)</text:span></text:p>
            <text:p text:style-name="P30">        </text:p>
            <text:p text:style-name="P30">        <text:span text:style-name="T19"># Финальная стоимость</text:span></text:p>
            <text:p text:style-name="P30">        <text:span text:style-name="T20">self</text:span><text:span text:style-name="T16">.cost = </text:span><text:span text:style-name="T20">self</text:span><text:span text:style-name="T16">._compute_cost</text:span><text:span text:style-name="T13">(</text:span><text:span text:style-name="T16">X_train</text:span><text:span text:style-name="T13">,</text:span><text:span text:style-name="T16"> y_train</text:span><text:span text:style-name="T13">,</text:span><text:span text:style-name="T16"> theta</text:span><text:span text:style-name="T13">)</text:span></text:p>
            <text:p text:style-name="P30">        <text:span text:style-name="T21">return</text:span><text:span text:style-name="T16"> theta</text:span><text:span text:style-name="T13">,</text:span><text:span text:style-name="T16"> </text:span><text:span text:style-name="T20">self</text:span><text:span text:style-name="T16">.cost</text:span></text:p>
            <text:p text:style-name="P28"/>
            <text:p text:style-name="P30">    <text:span text:style-name="T15">def</text:span><text:span text:style-name="T16"> </text:span><text:span text:style-name="T12">fit_with_GD</text:span><text:span text:style-name="T16">(</text:span><text:span text:style-name="T20">self</text:span><text:span text:style-name="T16">, </text:span><text:span text:style-name="T20">X_train</text:span><text:span text:style-name="T16">, </text:span><text:span text:style-name="T20">y_train</text:span><text:span text:style-name="T16">, </text:span><text:span text:style-name="T20">iters</text:span><text:span text:style-name="T16">=</text:span><text:span text:style-name="T17">200</text:span><text:span text:style-name="T16">)</text:span><text:span text:style-name="T13">:</text:span></text:p>
            <text:p text:style-name="P30">        <text:span text:style-name="T14">"""</text:span></text:p>
            <text:p text:style-name="P32">        <text:span text:style-name="T16">Обучение модели методом градиентного спуска</text:span></text:p>
            <text:p text:style-name="P32">        <text:span text:style-name="T16">:param X_train: Матрица признаков</text:span></text:p>
            <text:p text:style-name="P32">        <text:span text:style-name="T16">:param y_train: Вектор истинных значений</text:span></text:p>
            <text:p text:style-name="P32">        <text:span text:style-name="T16">:param iters: Количество итераций (по умолчанию 200)</text:span></text:p>
            <text:p text:style-name="P32">        <text:span text:style-name="T16">:return: Итоговое значение функции стоимости</text:span></text:p>
            <text:p text:style-name="P32">        <text:span text:style-name="T16">"""</text:span></text:p>
            <text:p text:style-name="P30">        <text:span text:style-name="T19"># Добавляем столбец единиц для x0</text:span></text:p>
            <text:p text:style-name="P30">        <text:span text:style-name="T16">X_b = np.hstack</text:span><text:span text:style-name="T13">([</text:span><text:span text:style-name="T16">np.ones</text:span><text:span text:style-name="T13">((</text:span><text:span text:style-name="T16">X_train.shape</text:span><text:span text:style-name="T13">[</text:span><text:span text:style-name="T17">0</text:span><text:span text:style-name="T13">],</text:span><text:span text:style-name="T16"> </text:span><text:span text:style-name="T17">1</text:span><text:span text:style-name="T13">)),</text:span><text:span text:style-name="T16"> X_train</text:span><text:span text:style-name="T13">])</text:span></text:p>
            <text:p text:style-name="P30">        </text:p>
            <text:p text:style-name="P30">        <text:span text:style-name="T19"># Инициализация параметров</text:span></text:p>
            <text:p text:style-name="P30">        <text:span text:style-name="T20">self</text:span><text:span text:style-name="T16">.theta = np.zeros</text:span><text:span text:style-name="T13">(</text:span><text:span text:style-name="T16">X_b.shape</text:span><text:span text:style-name="T13">[</text:span><text:span text:style-name="T17">1</text:span><text:span text:style-name="T13">])</text:span></text:p>
            <text:p text:style-name="P30">        </text:p>
            <text:p text:style-name="P30">        <text:span text:style-name="T19"># Выполнение градиентного спуска</text:span></text:p>
            <text:p text:style-name="P30">        <text:span text:style-name="T20">self</text:span><text:span text:style-name="T16">.theta</text:span><text:span text:style-name="T13">,</text:span><text:span text:style-name="T16"> </text:span><text:span text:style-name="T20">self</text:span><text:span text:style-name="T16">.cost = </text:span><text:span text:style-name="T20">self</text:span><text:span text:style-name="T16">.gradient_descent</text:span><text:span text:style-name="T13">(</text:span><text:span text:style-name="T16">X_b</text:span><text:span text:style-name="T13">,</text:span><text:span text:style-name="T16"> y_train</text:span><text:span text:style-name="T13">,</text:span><text:span text:style-name="T16"> </text:span><text:span text:style-name="T20">self</text:span><text:span text:style-name="T16">.theta</text:span><text:span text:style-name="T13">,</text:span><text:span text:style-name="T16"> </text:span><text:span text:style-name="T20">self</text:span><text:span text:style-name="T16">.alpha</text:span><text:span text:style-name="T13">,</text:span><text:span text:style-name="T16"> iters</text:span><text:span text:style-name="T13">)</text:span></text:p>
            <text:p text:style-name="P30">        <text:span text:style-name="T21">return</text:span><text:span text:style-name="T16"> </text:span><text:span text:style-name="T20">self</text:span><text:span text:style-name="T16">.cost</text:span></text:p>
            <text:p text:style-name="P28"/>
            <text:p text:style-name="P30">    <text:span text:style-name="T15">def</text:span><text:span text:style-name="T16"> </text:span><text:span text:style-name="T12">fit_with_normal_equations</text:span><text:span text:style-name="T16">(</text:span><text:span text:style-name="T20">self</text:span><text:span text:style-name="T16">, </text:span><text:span text:style-name="T20">X_train</text:span><text:span text:style-name="T16">, </text:span><text:span text:style-name="T20">y_train</text:span><text:span text:style-name="T16">)</text:span><text:span text:style-name="T13">:</text:span></text:p>
            <text:p text:style-name="P30">        <text:span text:style-name="T14">"""</text:span></text:p>
            <text:p text:style-name="P32">        <text:span text:style-name="T16">Обучение с помощью нормальных уравнений (МНК)</text:span></text:p>
            <text:p text:style-name="P32">        <text:span text:style-name="T16">:param X_train: Матрица признаков</text:span></text:p>
            <text:p text:style-name="P32">        <text:span text:style-name="T16">:param y_train: Вектор истинных значений</text:span></text:p>
            <text:p text:style-name="P32">        <text:span text:style-name="T16">:return: Значение функции стоимости</text:span></text:p>
            <text:p text:style-name="P32"><text:soft-page-break/>        <text:span text:style-name="T16">"""</text:span></text:p>
            <text:p text:style-name="P30">        <text:span text:style-name="T19"># Добавляем столбец единиц для x0</text:span></text:p>
            <text:p text:style-name="P30">        <text:span text:style-name="T16">X_b = np.hstack</text:span><text:span text:style-name="T13">([</text:span><text:span text:style-name="T16">np.ones</text:span><text:span text:style-name="T13">((</text:span><text:span text:style-name="T16">X_train.shape</text:span><text:span text:style-name="T13">[</text:span><text:span text:style-name="T17">0</text:span><text:span text:style-name="T13">],</text:span><text:span text:style-name="T16"> </text:span><text:span text:style-name="T17">1</text:span><text:span text:style-name="T13">)),</text:span><text:span text:style-name="T16"> X_train</text:span><text:span text:style-name="T13">])</text:span></text:p>
            <text:p text:style-name="P30">        </text:p>
            <text:p text:style-name="P30">        <text:span text:style-name="T19"># Нормальные уравнения: θ = (X.T * X)^(-1) * X.T * y</text:span></text:p>
            <text:p text:style-name="P30">        <text:span text:style-name="T20">self</text:span><text:span text:style-name="T16">.theta = np.linalg.inv</text:span><text:span text:style-name="T13">(</text:span><text:span text:style-name="T16">X_b.T @ X_b</text:span><text:span text:style-name="T13">)</text:span><text:span text:style-name="T16"> @ X_b.T @ y_train</text:span></text:p>
            <text:p text:style-name="P30">        </text:p>
            <text:p text:style-name="P30">        <text:span text:style-name="T19"># Вычисление стоимости</text:span></text:p>
            <text:p text:style-name="P30">        <text:span text:style-name="T20">self</text:span><text:span text:style-name="T16">.cost = </text:span><text:span text:style-name="T20">self</text:span><text:span text:style-name="T16">._compute_cost</text:span><text:span text:style-name="T13">(</text:span><text:span text:style-name="T16">X_b</text:span><text:span text:style-name="T13">,</text:span><text:span text:style-name="T16"> y_train</text:span><text:span text:style-name="T13">,</text:span><text:span text:style-name="T16"> </text:span><text:span text:style-name="T20">self</text:span><text:span text:style-name="T16">.theta</text:span><text:span text:style-name="T13">)</text:span></text:p>
            <text:p text:style-name="P30">        <text:span text:style-name="T21">return</text:span><text:span text:style-name="T16"> </text:span><text:span text:style-name="T20">self</text:span><text:span text:style-name="T16">.cost</text:span></text:p>
            <text:p text:style-name="P28"/>
            <text:p text:style-name="P30">    <text:span text:style-name="T15">def</text:span><text:span text:style-name="T16"> </text:span><text:span text:style-name="T12">predict</text:span><text:span text:style-name="T16">(</text:span><text:span text:style-name="T20">self</text:span><text:span text:style-name="T16">, </text:span><text:span text:style-name="T20">X_test</text:span><text:span text:style-name="T16">)</text:span><text:span text:style-name="T13">:</text:span></text:p>
            <text:p text:style-name="P30">        <text:span text:style-name="T14">"""</text:span></text:p>
            <text:p text:style-name="P32">        <text:span text:style-name="T16">Предсказание значений на тестовых данных</text:span></text:p>
            <text:p text:style-name="P32">        <text:span text:style-name="T16">:param X_test: Матрица признаков тестовой выборки</text:span></text:p>
            <text:p text:style-name="P32">        <text:span text:style-name="T16">:return: Прогнозы модели</text:span></text:p>
            <text:p text:style-name="P32">        <text:span text:style-name="T16">"""</text:span></text:p>
            <text:p text:style-name="P30">        <text:span text:style-name="T19"># Добавляем столбец единиц для x0</text:span></text:p>
            <text:p text:style-name="P30">        <text:span text:style-name="T16">X_b = np.hstack</text:span><text:span text:style-name="T13">([</text:span><text:span text:style-name="T16">np.ones</text:span><text:span text:style-name="T13">((</text:span><text:span text:style-name="T16">X_test.shape</text:span><text:span text:style-name="T13">[</text:span><text:span text:style-name="T17">0</text:span><text:span text:style-name="T13">],</text:span><text:span text:style-name="T16"> </text:span><text:span text:style-name="T17">1</text:span><text:span text:style-name="T13">)),</text:span><text:span text:style-name="T16"> X_test</text:span><text:span text:style-name="T13">])</text:span></text:p>
            <text:p text:style-name="P30">        <text:span text:style-name="T19"># Вычисляем предсказания</text:span></text:p>
            <text:p text:style-name="P30">        <text:span text:style-name="T16">y_predict = np.dot</text:span><text:span text:style-name="T13">(</text:span><text:span text:style-name="T16">X_b</text:span><text:span text:style-name="T13">,</text:span><text:span text:style-name="T16"> </text:span><text:span text:style-name="T20">self</text:span><text:span text:style-name="T16">.theta</text:span><text:span text:style-name="T13">)</text:span></text:p>
            <text:p text:style-name="P30">        <text:span text:style-name="T21">return</text:span><text:span text:style-name="T16"> y_predict</text:span></text:p>
            <text:p text:style-name="P28"/>
            <text:p text:style-name="P30">    <text:span text:style-name="T15">def</text:span><text:span text:style-name="T16"> </text:span><text:span text:style-name="T12">fit_with_normal_equations</text:span><text:span text:style-name="T16">(</text:span><text:span text:style-name="T20">self</text:span><text:span text:style-name="T16">, </text:span><text:span text:style-name="T20">X_train</text:span><text:span text:style-name="T16">, </text:span><text:span text:style-name="T20">y_train</text:span><text:span text:style-name="T16">)</text:span><text:span text:style-name="T13">:</text:span></text:p>
            <text:p text:style-name="P30">      <text:span text:style-name="T14">"""</text:span></text:p>
            <text:p text:style-name="P32">      <text:span text:style-name="T16">Обучение с помощью нормальных уравнений (МНК)</text:span></text:p>
            <text:p text:style-name="P32">      <text:span text:style-name="T16">:param X_train: Матрица признаков</text:span></text:p>
            <text:p text:style-name="P32">      <text:span text:style-name="T16">:param y_train: Вектор истинных значений</text:span></text:p>
            <text:p text:style-name="P32">      <text:span text:style-name="T16">:return: Значение функции стоимости</text:span></text:p>
            <text:p text:style-name="P32">      <text:span text:style-name="T16">"""</text:span></text:p>
            <text:p text:style-name="P30">      <text:span text:style-name="T19"># Добавляем столбец единиц для x0</text:span></text:p>
            <text:p text:style-name="P30">      <text:span text:style-name="T16">X_b = np.hstack</text:span><text:span text:style-name="T13">([</text:span><text:span text:style-name="T16">np.ones</text:span><text:span text:style-name="T13">((</text:span><text:span text:style-name="T16">X_train.shape</text:span><text:span text:style-name="T13">[</text:span><text:span text:style-name="T17">0</text:span><text:span text:style-name="T13">],</text:span><text:span text:style-name="T16"> </text:span><text:span text:style-name="T17">1</text:span><text:span text:style-name="T13">)),</text:span><text:span text:style-name="T16"> X_train</text:span><text:span text:style-name="T13">])</text:span></text:p>
            <text:p text:style-name="P30">      </text:p>
            <text:p text:style-name="P30">      <text:span text:style-name="T19"># Нормальные уравнения: θ = (X.T * X)^(-1) * X.T * y</text:span></text:p>
            <text:p text:style-name="P30">      <text:span text:style-name="T20">self</text:span><text:span text:style-name="T16">.theta = np.linalg.inv</text:span><text:span text:style-name="T13">(</text:span><text:span text:style-name="T16">X_b.T @ X_b</text:span><text:span text:style-name="T13">)</text:span><text:span text:style-name="T16"> @ X_b.T @ y_train</text:span></text:p>
            <text:p text:style-name="P30">      </text:p>
            <text:p text:style-name="P30">      <text:span text:style-name="T19"># Вычисление стоимости (MSE)</text:span></text:p>
            <text:p text:style-name="P30">      <text:span text:style-name="T20">self</text:span><text:span text:style-name="T16">.cost = </text:span><text:span text:style-name="T20">self</text:span><text:span text:style-name="T16">._compute_cost</text:span><text:span text:style-name="T13">(</text:span><text:span text:style-name="T16">X_b</text:span><text:span text:style-name="T13">,</text:span><text:span text:style-name="T16"> y_train</text:span><text:span text:style-name="T13">,</text:span><text:span text:style-name="T16"> </text:span><text:span text:style-name="T20">self</text:span><text:span text:style-name="T16">.theta</text:span><text:span text:style-name="T13">)</text:span></text:p>
            <text:p text:style-name="P30">      <text:span text:style-name="T21">return</text:span><text:span text:style-name="T16"> </text:span><text:span text:style-name="T20">self</text:span><text:span text:style-name="T16">.cost</text:span></text:p>
            <text:p text:style-name="P33"/>
            <text:p text:style-name="P30">    <text:span text:style-name="T15">def</text:span><text:span text:style-name="T16"> </text:span><text:span text:style-name="T12">__str__</text:span><text:span text:style-name="T16">(</text:span><text:span text:style-name="T20">self</text:span><text:span text:style-name="T16">)</text:span><text:span text:style-name="T13">:</text:span></text:p>
            <text:p text:style-name="P30">        <text:span text:style-name="T14">"""</text:span></text:p>
            <text:p text:style-name="P32">        <text:span text:style-name="T16">Вывод всех параметров модели при вызове функции print()</text:span></text:p>
            <text:p text:style-name="P32">        <text:span text:style-name="T16">"""</text:span></text:p>
            <text:p text:style-name="P30">        <text:span text:style-name="T21">return</text:span><text:span text:style-name="T16"> </text:span><text:span text:style-name="T15">f</text:span><text:span text:style-name="T14">"Вектор параметров: </text:span><text:span text:style-name="T13">{</text:span><text:span text:style-name="T20">self</text:span><text:span text:style-name="T16">.theta</text:span><text:span text:style-name="T13">}</text:span><text:span text:style-name="T14">\nЗначение функции стоимости: </text:span><text:span text:style-name="T13">{</text:span><text:span text:style-name="T20">self</text:span><text:span text:style-name="T16">.cost</text:span><text:span text:style-name="T13">}</text:span><text:span text:style-name="T14">"</text:span></text:p>
            <text:p text:style-name="P28"/>
            <text:p text:style-name="P30"> </text:p>
            <text:p text:style-name="P33"><text:soft-page-break/></text:p>
            <text:p text:style-name="P29">my_model = LinearRegressionModel<text:span text:style-name="T6">()</text:span></text:p>
            <text:p text:style-name="P27"># поместите сюда ваш код для вызова экземпляра класса LinearRegressionModel</text:p>
            <text:p text:style-name="P28"/>
            <text:p text:style-name="P29"><text:span text:style-name="T11">print</text:span><text:span text:style-name="T6">(</text:span>my_model<text:span text:style-name="T6">)</text:span></text:p>
            <text:p text:style-name="P29"><text:span text:style-name="T9">import</text:span> matplotlib.pyplot <text:span text:style-name="T9">as</text:span> plt</text:p>
            <text:p text:style-name="P29"><text:span text:style-name="T9">import</text:span> numpy <text:span text:style-name="T9">as</text:span> np</text:p>
            <text:p text:style-name="P33"/>
            <text:p text:style-name="P27"># Создание модели</text:p>
            <text:p text:style-name="P29">my_model = LinearRegressionModel<text:span text:style-name="T6">()</text:span></text:p>
            <text:p text:style-name="P28"/>
            <text:p text:style-name="P29">plt.figure<text:span text:style-name="T6">(</text:span>figsize=<text:span text:style-name="T6">(</text:span><text:span text:style-name="T5">12</text:span><text:span text:style-name="T6">,</text:span> <text:span text:style-name="T5">8</text:span><text:span text:style-name="T6">))</text:span></text:p>
            <text:p text:style-name="P28"/>
            <text:p text:style-name="P27"># Параметры для графика</text:p>
            <text:p text:style-name="P29">alphas = <text:span text:style-name="T6">[</text:span><text:span text:style-name="T5">0.01</text:span><text:span text:style-name="T6">,</text:span> <text:span text:style-name="T5">0.03</text:span><text:span text:style-name="T6">,</text:span> <text:span text:style-name="T5">0.1</text:span><text:span text:style-name="T6">,</text:span> <text:span text:style-name="T5">0.3</text:span><text:span text:style-name="T6">,</text:span> <text:span text:style-name="T5">0.5</text:span><text:span text:style-name="T6">]</text:span>  <text:span text:style-name="T18"># Скорости обучения</text:span></text:p>
            <text:p text:style-name="P29">iters = <text:span text:style-name="T23">list</text:span><text:span text:style-name="T6">(</text:span><text:span text:style-name="T11">range</text:span><text:span text:style-name="T6">(</text:span><text:span text:style-name="T5">0</text:span><text:span text:style-name="T6">,</text:span> <text:span text:style-name="T5">1000</text:span><text:span text:style-name="T6">,</text:span> <text:span text:style-name="T5">50</text:span><text:span text:style-name="T6">))</text:span>      <text:span text:style-name="T18"># Количество итераций</text:span></text:p>
            <text:p text:style-name="P28"/>
            <text:p text:style-name="P27"># Построение графиков для каждой скорости обучения</text:p>
            <text:p text:style-name="P29"><text:span text:style-name="T9">for</text:span> alpha <text:span text:style-name="T10">in</text:span> alphas<text:span text:style-name="T6">:</text:span></text:p>
            <text:p text:style-name="P30">    <text:span text:style-name="T16">my_model.alpha = alpha</text:span></text:p>
            <text:p text:style-name="P30">    <text:span text:style-name="T16">costs = </text:span><text:span text:style-name="T13">[]</text:span></text:p>
            <text:p text:style-name="P30">    <text:span text:style-name="T21">for</text:span><text:span text:style-name="T16"> num_iters </text:span><text:span text:style-name="T22">in</text:span><text:span text:style-name="T16"> iters</text:span><text:span text:style-name="T13">:</text:span></text:p>
            <text:p text:style-name="P30">        <text:span text:style-name="T16">my_model.fit_with_GD</text:span><text:span text:style-name="T13">(</text:span><text:span text:style-name="T16">X_train</text:span><text:span text:style-name="T13">,</text:span><text:span text:style-name="T16"> y_train</text:span><text:span text:style-name="T13">,</text:span><text:span text:style-name="T16"> num_iters</text:span><text:span text:style-name="T13">)</text:span></text:p>
            <text:p text:style-name="P30">        <text:span text:style-name="T16">costs.append</text:span><text:span text:style-name="T13">(</text:span><text:span text:style-name="T16">my_model.cost</text:span><text:span text:style-name="T13">)</text:span></text:p>
            <text:p text:style-name="P30">    <text:span text:style-name="T16">plt.plot</text:span><text:span text:style-name="T13">(</text:span><text:span text:style-name="T16">iters</text:span><text:span text:style-name="T13">,</text:span><text:span text:style-name="T16"> costs</text:span><text:span text:style-name="T13">,</text:span><text:span text:style-name="T16"> label=</text:span><text:span text:style-name="T15">f</text:span><text:span text:style-name="T14">"α = </text:span><text:span text:style-name="T13">{</text:span><text:span text:style-name="T16">alpha</text:span><text:span text:style-name="T13">}</text:span><text:span text:style-name="T14">"</text:span><text:span text:style-name="T13">)</text:span></text:p>
            <text:p text:style-name="P28"/>
            <text:p text:style-name="P27"># Настройки графика</text:p>
            <text:p text:style-name="P29">plt.xlabel<text:span text:style-name="T6">(</text:span><text:span text:style-name="T7">'Количество итераций'</text:span><text:span text:style-name="T6">,</text:span> fontsize=<text:span text:style-name="T5">14</text:span><text:span text:style-name="T6">)</text:span></text:p>
            <text:p text:style-name="P29">plt.ylabel<text:span text:style-name="T6">(</text:span>r<text:span text:style-name="T7">'Функция стоимости $Q(\theta)$'</text:span><text:span text:style-name="T6">,</text:span> fontsize=<text:span text:style-name="T5">14</text:span><text:span text:style-name="T6">)</text:span></text:p>
            <text:p text:style-name="P29">plt.title<text:span text:style-name="T6">(</text:span><text:span text:style-name="T7">'Зависимость функции стоимости от количества итераций'</text:span><text:span text:style-name="T6">,</text:span> fontsize=<text:span text:style-name="T5">16</text:span><text:span text:style-name="T6">)</text:span></text:p>
            <text:p text:style-name="P29">plt.legend<text:span text:style-name="T6">(</text:span>fontsize=<text:span text:style-name="T5">12</text:span><text:span text:style-name="T6">)</text:span></text:p>
            <text:p text:style-name="P29">plt.grid<text:span text:style-name="T6">(</text:span><text:span text:style-name="T8">True</text:span><text:span text:style-name="T6">)</text:span></text:p>
            <text:p text:style-name="P29">plt.show<text:span text:style-name="T6">()</text:span></text:p>
            <text:p text:style-name="P34"># Реализуйте метод fit_with_normal_equations класса LinearRegressionModel перед тем, </text:p>
            <text:p text:style-name="P27"># как выполнить приведенный ниже код</text:p>
            <text:p text:style-name="P28"/>
            <text:p text:style-name="P29">my_normal_equations_model = LinearRegressionModel<text:span text:style-name="T6">()</text:span></text:p>
            <text:p text:style-name="P29">cost = my_normal_equations_model.fit_with_normal_equations<text:span text:style-name="T6">(</text:span>X_train<text:span text:style-name="T6">,</text:span> y_train<text:span text:style-name="T6">)</text:span></text:p>
            <text:p text:style-name="P28"/>
            <text:p text:style-name="P29"><text:span text:style-name="T11">print</text:span><text:span text:style-name="T6">(</text:span>cost<text:span text:style-name="T6">)</text:span></text:p>
            <text:p text:style-name="P29"><text:span text:style-name="T11">print</text:span><text:span text:style-name="T6">(</text:span>my_normal_equations_model<text:span text:style-name="T6">)</text:span></text:p>
            <text:p text:style-name="P28"/>
            <text:p text:style-name="P29">my_GD_model = LinearRegressionModel<text:span text:style-name="T6">()</text:span></text:p>
            <text:p text:style-name="P29">cost = my_normal_equations_model.fit_with_GD<text:span text:style-name="T6">(</text:span>X_train<text:span text:style-name="T6">,</text:span> y_train<text:span text:style-name="T6">)</text:span></text:p>
            <text:p text:style-name="P29"><text:span text:style-name="T11">print</text:span><text:span text:style-name="T6">(</text:span>cost<text:span text:style-name="T6">)</text:span></text:p>
            <text:p text:style-name="P29"><text:span text:style-name="T11">print</text:span><text:span text:style-name="T6">(</text:span>my_normal_equations_model<text:span text:style-name="T6">)</text:span></text:p>
            <text:p text:style-name="P35"/>
            <text:p text:style-name="P35"><text:soft-page-break/><text:span text:style-name="T9">from</text:span> sklearn.metrics <text:span text:style-name="T9">import</text:span> mean_squared_error<text:span text:style-name="T6">,</text:span> r2_score</text:p>
            <text:p text:style-name="P28"/>
            <text:p text:style-name="P27"># Использование встроенной реализации метода стохастического градиентного спуска для построения модели</text:p>
            <text:p text:style-name="P29"><text:span text:style-name="T9">from</text:span> sklearn.linear_model <text:span text:style-name="T9">import</text:span> SGDRegressor</text:p>
            <text:p text:style-name="P29">my_sgd_model = SGDRegressor<text:span text:style-name="T6">()</text:span></text:p>
            <text:p text:style-name="P29">my_sgd_model.fit<text:span text:style-name="T6">(</text:span>X_train<text:span text:style-name="T6">,</text:span> y_train<text:span text:style-name="T6">)</text:span></text:p>
            <text:p text:style-name="P29">y_predict = my_sgd_model.predict<text:span text:style-name="T6">(</text:span>X_test<text:span text:style-name="T6">)</text:span></text:p>
            <text:p text:style-name="P29">mse = mean_squared_error<text:span text:style-name="T6">(</text:span>y_test<text:span text:style-name="T6">,</text:span> y_predict<text:span text:style-name="T6">)</text:span></text:p>
            <text:p text:style-name="P29">my_sgd_model_rmse = np.sqrt<text:span text:style-name="T6">(</text:span>mse<text:span text:style-name="T6">)</text:span></text:p>
            <text:p text:style-name="P29">my_gd_r2 = r2_score<text:span text:style-name="T6">(</text:span>y_test<text:span text:style-name="T6">,</text:span> y_predict<text:span text:style-name="T6">)</text:span></text:p>
            <text:p text:style-name="P29"><text:span text:style-name="T11">print</text:span><text:span text:style-name="T6">(</text:span><text:span text:style-name="T7">"SGD:"</text:span><text:span text:style-name="T6">,</text:span> my_sgd_model_rmse<text:span text:style-name="T6">)</text:span></text:p>
            <text:p text:style-name="P29"><text:span text:style-name="T11">print</text:span><text:span text:style-name="T6">(</text:span><text:span text:style-name="T7">"R2 :"</text:span><text:span text:style-name="T6">,</text:span> my_gd_r2<text:span text:style-name="T6">)</text:span></text:p>
            <text:p text:style-name="P28"/>
            <text:p text:style-name="P27"># поместите сюда ваш код </text:p>
            <text:p text:style-name="P29">my_Lin = LinearRegressionModel<text:span text:style-name="T6">()</text:span></text:p>
            <text:p text:style-name="P29">my_Lin.fit_with_normal_equations<text:span text:style-name="T6">(</text:span>X_train<text:span text:style-name="T6">,</text:span> y_train<text:span text:style-name="T6">)</text:span></text:p>
            <text:p text:style-name="P29">y_predict = my_Lin.predict<text:span text:style-name="T6">(</text:span>X_test<text:span text:style-name="T6">)</text:span></text:p>
            <text:p text:style-name="P29">mse = mean_squared_error<text:span text:style-name="T6">(</text:span>y_test<text:span text:style-name="T6">,</text:span> y_predict<text:span text:style-name="T6">)</text:span></text:p>
            <text:p text:style-name="P29">my_Lin_rmse = np.sqrt<text:span text:style-name="T6">(</text:span>mse<text:span text:style-name="T6">)</text:span></text:p>
            <text:p text:style-name="P29">my_Lin_r2 = r2_score<text:span text:style-name="T6">(</text:span>y_test<text:span text:style-name="T6">,</text:span> y_predict<text:span text:style-name="T6">)</text:span></text:p>
            <text:p text:style-name="P29"><text:span text:style-name="T11">print</text:span><text:span text:style-name="T6">(</text:span><text:span text:style-name="T7">"Lin:"</text:span><text:span text:style-name="T6">,</text:span> my_Lin_rmse<text:span text:style-name="T6">)</text:span></text:p>
            <text:p text:style-name="P29"><text:span text:style-name="T11">print</text:span><text:span text:style-name="T6">(</text:span><text:span text:style-name="T7">"R2 :"</text:span><text:span text:style-name="T6">,</text:span> my_Lin_r2<text:span text:style-name="T6">)</text:span></text:p>
            <text:p text:style-name="P28"/>
            <text:p text:style-name="P29">my_Lin_GD = LinearRegressionModel<text:span text:style-name="T6">()</text:span></text:p>
            <text:p text:style-name="P29">my_Lin_GD.fit_with_GD<text:span text:style-name="T6">(</text:span>X_train<text:span text:style-name="T6">,</text:span> y_train<text:span text:style-name="T6">)</text:span></text:p>
            <text:p text:style-name="P29">y_predict = my_Lin_GD.predict<text:span text:style-name="T6">(</text:span>X_test<text:span text:style-name="T6">)</text:span></text:p>
            <text:p text:style-name="P29">mse = mean_squared_error<text:span text:style-name="T6">(</text:span>y_test<text:span text:style-name="T6">,</text:span> y_predict<text:span text:style-name="T6">)</text:span></text:p>
            <text:p text:style-name="P29">my_Lin_GD_rmse = np.sqrt<text:span text:style-name="T6">(</text:span>mse<text:span text:style-name="T6">)</text:span></text:p>
            <text:p text:style-name="P29">my_Lin_GD_r2 = r2_score<text:span text:style-name="T6">(</text:span>y_test<text:span text:style-name="T6">,</text:span> y_predict<text:span text:style-name="T6">)</text:span></text:p>
            <text:p text:style-name="P29"><text:span text:style-name="T11">print</text:span><text:span text:style-name="T6">(</text:span><text:span text:style-name="T7">"Lin_GD:"</text:span><text:span text:style-name="T6">,</text:span> my_Lin_GD_rmse<text:span text:style-name="T6">)</text:span></text:p>
            <text:p text:style-name="P29"><text:span text:style-name="T11">print</text:span><text:span text:style-name="T6">(</text:span><text:span text:style-name="T7">"R2 :"</text:span><text:span text:style-name="T6">,</text:span> my_Lin_GD_r2<text:span text:style-name="T6">)</text:span></text:p>
            <text:p text:style-name="P35"/>
            <text:p text:style-name="P27"/>
            <text:p text:style-name="Table_20_Contents"/>
          </table:table-cell>
        </table:table-row>
      </table:table>
      <text:p text:style-name="P26"/>
      <text:p text:style-name="P26"/>
      <text:p text:style-name="P36"><text:span text:style-name="T24">Вывод</text:span></text:p>
      <text:p text:style-name="P37">Я получил навыки решения задачи регрессионного анализа и оптимизации функций методом градиентного спуска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swiss" style:font-pitch="variable"/>
    <style:font-face style:name="apple-system" svg:font-family="apple-system, BlinkMacSystemFont, 'Segoe UI', 'Noto Sans', Helvetica, Arial, sans-serif, 'Apple Color Emoji', 'Segoe UI Emoji'"/>
    <style:font-face style:name="monospace" svg:font-family="monospace, Consolas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NSimSun" style:font-family-asian="NSimSun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8T23:26:12.859000000</meta:creation-date>
    <dc:date>2024-11-19T00:01:35.793000000</dc:date>
    <meta:editing-duration>PT35M22S</meta:editing-duration>
    <meta:editing-cycles>4</meta:editing-cycles>
    <meta:generator>LibreOffice/24.8.0.3$Windows_X86_64 LibreOffice_project/0bdf1299c94fe897b119f97f3c613e9dca6be583</meta:generator>
    <meta:document-statistic meta:table-count="4" meta:image-count="0" meta:object-count="0" meta:page-count="8" meta:paragraph-count="287" meta:word-count="1251" meta:character-count="11615" meta:non-whitespace-character-count="9660"/>
  </office:meta>
</office:document-meta>
</file>